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10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 office:value-type="string">
            <text:p>Multiplexer Pull-up Curr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ssuming 5V battery – for 2V battery the figure is more like 9uA, or 14uA at 3V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10])" office:value-type="float" office:value="66.64">
            <text:p>66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6"/>
          <table:table-cell table:style-name="ce15"/>
          <table:table-cell table:style-name="ce10" table:number-columns-repeated="1022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Disabled Total (minus pull-ups)</text:p>
          </table:table-cell>
          <table:table-cell table:formula="of:=[.B11] - [.B9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7:.B20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7"/>
          <table:table-cell table:style-name="ce10" table:number-columns-repeated="1023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1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7:.B28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3:.B38])" office:value-type="float" office:value="25.06">
            <text:p>25.0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3:.B53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4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58:.B59])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1020"/>
        </table:table-row>
        <table:table-row table:style-name="ro1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1020"/>
        </table:table-row>
        <table:table-row table:style-name="ro1">
          <table:table-cell office:value-type="string">
            <text:p>PIC (Awake – HFINTOSC)</text:p>
          </table:table-cell>
          <table:table-cell table:formula="of:=[.B60]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4:.B66])" office:value-type="float" office:value="4735.24">
            <text:p>47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Current Limit Comparator quiescent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Comparat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Comparator Reference current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At 3.5V, minimum resistor value; at 3V, maximum resistor value, this is about 70uA, which is just enough for the Zener</text:p>
          </table:table-cell>
          <table:table-cell table:number-columns-repeated="1020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Offboard VDD Bypasses – 4x 2.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022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1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71:.B85])" office:value-type="float" office:value="339.12">
            <text:p>339.1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4"/>
          <table:table-cell table:style-name="ce3" table:number-columns-repeated="1022"/>
        </table:table-row>
        <table:table-row table:style-name="ro1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Motor driver, Bypass, Contrast and Pin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9] + [.B54]" office:value-type="float" office:value="126.94">
            <text:p>126.94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1] + [.B39] + [.B60]" office:value-type="float" office:value="1776.94">
            <text:p>1776.94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1] + [.B39] + ([.B67] + [.B86]) / [.B14]" office:value-type="float" office:value="6493.93">
            <text:p>6493.93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9] + [.B39] + ([.B67] + [.B86] + 1000 * ([.B90] + [.B94])) / [.B24]" office:value-type="float" office:value="635318.93">
            <text:p>635318.93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99]" office:value-type="string" office:string-value="Low Power State (Default)">
            <text:p>Low Power State (Default)</text:p>
          </table:table-cell>
          <table:table-cell table:style-name="ce2" table:formula="of:=[.B99]" office:value-type="float" office:value="126.94">
            <text:p>126.94</text:p>
          </table:table-cell>
          <table:table-cell table:style-name="ce2" table:formula="of:=3600 * 24 - SUM([.C107:.C116])" office:value-type="float" office:value="86208.6540540541">
            <text:p>86208.6540540541</text:p>
          </table:table-cell>
          <table:table-cell table:formula="of:=([.B106] / 1000) * ([.C106] / 3600)" office:value-type="float" office:value="3.03981292933934">
            <text:p>3.039812929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100]" office:value-type="float" office:value="1776.94">
            <text:p>1776.94</text:p>
          </table:table-cell>
          <table:table-cell table:formula="of:=0.001 * (24 * 3600 / (8 * 65536 / 32768))" office:value-type="float" office:value="5.4">
            <text:p>5.4</text:p>
          </table:table-cell>
          <table:table-cell table:formula="of:=([.B107] / 1000) * ([.C107] / 3600)" office:value-type="float" office:value="0.00266541">
            <text:p>0.00266541</text:p>
          </table:table-cell>
          <table:table-cell/>
          <table:table-cell table:style-name="ce2" office:value-type="string">
            <text:p>16-bit overflow with pre-scaler of 8; average 1ms (1000 instructions @ 4MHz)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101]" office:value-type="float" office:value="6493.93">
            <text:p>6493.93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8] / 1000) * ([.C108] / 3600)" office:value-type="float" office:value="0.263267432432432">
            <text:p>0.2632674324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2]" office:value-type="float" office:value="635318.93">
            <text:p>635318.93</text:p>
          </table:table-cell>
          <table:table-cell table:formula="of:=2 * 20" office:value-type="float" office:value="40">
            <text:p>40</text:p>
          </table:table-cell>
          <table:table-cell table:formula="of:=([.B109] / 1000) * ([.C109] / 3600)" office:value-type="float" office:value="7.05909922222222">
            <text:p>7.0590992222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10] / 1000) * ([.C110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1] / 1000) * ([.C111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5] / 1000) * ([.C11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6] / 1000) * ([.C11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7] / SUM([.D106:.D116])" office:value-type="float" office:value="347.327914897527">
            <text:p>347.327914897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8] / 365.25" office:value-type="float" office:value="0.950932005195144">
            <text:p>0.9509320052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6800">
            <text:p>680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6732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6868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6701.706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6892.038">
            <text:p>6892.038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.5">
            <text:p>32.5</text:p>
          </table:table-cell>
          <table:table-cell/>
          <table:table-cell table:formula="of:=[.B2] / 1000" office:value-type="float" office:value="0.0325">
            <text:p>0.0325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3.5">
            <text:p>33.5</text:p>
          </table:table-cell>
          <table:table-cell/>
          <table:table-cell table:formula="of:=[.B3] / 1000" office:value-type="float" office:value="0.0335">
            <text:p>0.0335</text:p>
          </table:table-cell>
          <table:table-cell table:number-columns-repeated="1020"/>
        </table:table-row>
        <table:table-row table:style-name="ro1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1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82">
            <text:p>3.10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75">
            <text:p>0.975</text:p>
          </table:table-cell>
          <table:table-cell table:style-name="ce12" table:formula="of:=1000 * [.D4] * [.D3]" office:value-type="float" office:value="1.005">
            <text:p>1.005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6.525">
            <text:p>96.525</text:p>
          </table:table-cell>
          <table:table-cell table:style-name="ce2" table:formula="of:=[.C15] * [.B13]" office:value-type="float" office:value="101.505">
            <text:p>101.505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6">
            <text:p>26</text:p>
          </table:table-cell>
          <table:table-cell table:style-name="ce2" table:formula="of:=1000 * [.D5] * [.D3]" office:value-type="float" office:value="26.8">
            <text:p>26.8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74">
            <text:p>2574</text:p>
          </table:table-cell>
          <table:table-cell table:style-name="ce2" table:formula="of:=[.C17] * [.B13]" office:value-type="float" office:value="2706.8">
            <text:p>2706.8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908.2">
            <text:p>2908.2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2175">
            <text:p>3.2175</text:p>
          </table:table-cell>
          <table:table-cell table:style-name="ce12" table:formula="of:=0.001 * [.D3] * [.B13] * 1000" office:value-type="float" office:value="3.3835">
            <text:p>3.3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urrent Limiting Comparator</text:p>
          </table:table-cell>
          <table:table-cell table:style-name="ce3" table:number-columns-repeated="1023"/>
        </table:table-row>
        <table:table-row table:style-name="ro1">
          <table:table-cell table:style-name="ce2" table:formula="of:=CONCATENATE(&quot;VREF for &quot;; [.B5]; &quot;mA Threshold (V)&quot;)" office:value-type="string" office:string-value="VREF for 800mA Threshold (V)">
            <text:p>VREF for 800mA Threshold (V)</text:p>
          </table:table-cell>
          <table:table-cell table:style-name="ce2" table:formula="of:=[.B18] / 1000" office:value-type="float" office:value="2.574">
            <text:p>2.57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in Divider Supply (V)</text:p>
          </table:table-cell>
          <table:table-cell table:formula="of:=3.3 * 0.95" office:value-type="float" office:value="3.135">
            <text:p>3.135</text:p>
          </table:table-cell>
          <table:table-cell table:number-columns-repeated="1022"/>
        </table:table-row>
        <table:table-row table:style-name="ro1">
          <table:table-cell office:value-type="string">
            <text:p>Max Divider Supply (V)</text:p>
          </table:table-cell>
          <table:table-cell table:formula="of:=3.3 * 1.05" office:value-type="float" office:value="3.465">
            <text:p>3.465</text:p>
          </table:table-cell>
          <table:table-cell table:number-columns-repeated="1022"/>
        </table:table-row>
        <table:table-row table:style-name="ro1">
          <table:table-cell office:value-type="string">
            <text:p>Min R1 (kOhms)</text:p>
          </table:table-cell>
          <table:table-cell office:value-type="float" office:value="24.64">
            <text:p>24.64</text:p>
          </table:table-cell>
          <table:table-cell table:number-columns-repeated="1022"/>
        </table:table-row>
        <table:table-row table:style-name="ro1">
          <table:table-cell office:value-type="string">
            <text:p>Max R1 (kOhms)</text:p>
          </table:table-cell>
          <table:table-cell office:value-type="float" office:value="25.34">
            <text:p>25.34</text:p>
          </table:table-cell>
          <table:table-cell table:number-columns-repeated="1022"/>
        </table:table-row>
        <table:table-row table:style-name="ro1">
          <table:table-cell office:value-type="string">
            <text:p>Min R2 (kOhms)</text:p>
          </table:table-cell>
          <table:table-cell office:value-type="float" office:value="73.91">
            <text:p>73.91</text:p>
          </table:table-cell>
          <table:table-cell table:number-columns-repeated="1022"/>
        </table:table-row>
        <table:table-row table:style-name="ro1">
          <table:table-cell office:value-type="string">
            <text:p>Max R2 (kOhms)</text:p>
          </table:table-cell>
          <table:table-cell office:value-type="float" office:value="76.02">
            <text:p>76.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R1-R2 VREF (V)</text:p>
          </table:table-cell>
          <table:table-cell table:style-name="ce2" table:formula="of:=[.B27] * ([.B31] / ([.B30] + [.B31]))" office:value-type="float" office:value="2.3345879093199">
            <text:p>2.334587909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1-R2 VREF(V)</text:p>
          </table:table-cell>
          <table:table-cell table:style-name="ce12" table:formula="of:=[.B28] * ([.B32] / ([.B29] + [.B32]))" office:value-type="float" office:value="2.61682197496523">
            <text:p>2.616821975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7"/>
          <table:table-cell table:number-columns-repeated="1022"/>
        </table:table-row>
        <table:table-row table:style-name="ro1">
          <table:table-cell table:style-name="ce4" office:value-type="string">
            <text:p>Min VREF (V)</text:p>
          </table:table-cell>
          <table:table-cell table:style-name="ce17" office:value-type="float" office:value="2.45">
            <text:p>2.45</text:p>
          </table:table-cell>
          <table:table-cell table:number-columns-repeated="2"/>
          <table:table-cell table:style-name="ce2" office:value-type="string">
            <text:p>Use LM4040 rather than a resistive divider (with the +/- 5% power supply !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ax VREF (V)</text:p>
          </table:table-cell>
          <table:table-cell table:style-name="ce17" office:value-type="float" office:value="2.55">
            <text:p>2.5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mparator Input Offset (mV)</text:p>
          </table:table-cell>
          <table:table-cell table:style-name="ce17" office:value-type="float" office:value="11">
            <text:p>11</text:p>
          </table:table-cell>
          <table:table-cell/>
          <table:table-cell table:formula="of:=[.B39] / 1000" office:value-type="float" office:value="0.011">
            <text:p>0.011</text:p>
          </table:table-cell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VREF Trigger Current (mA)</text:p>
          </table:table-cell>
          <table:table-cell table:style-name="ce2" table:formula="of:=1000 * (([.B37] - [.D39]) / [.B13] / [.D3])" office:value-type="float" office:value="720.851189596572">
            <text:p>720.85118959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REF Trigger Current (mA)</text:p>
          </table:table-cell>
          <table:table-cell table:style-name="ce2" table:formula="of:=1000 * (([.B38] + [.D39]) / [.B12] / [.D2])" office:value-type="float" office:value="795.959595959596">
            <text:p>795.9595959596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2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2200">
            <text:p>2200</text:p>
          </table:table-cell>
          <table:table-cell/>
          <table:table-cell table:formula="of:=[.B24] / 1000000000" office:value-type="float" office:value="0.0000022">
            <text:p>0.0000022</text:p>
          </table:table-cell>
          <table:table-cell table:number-columns-repeated="3"/>
          <table:table-cell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15.3921608406088">
            <text:p>15.3921608406</text:p>
          </table:table-cell>
          <table:table-cell table:number-columns-repeated="5"/>
          <table:table-cell office:value-type="float" office:value="15.3921608406088">
            <text:p>15.39216084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50.2334493858251">
            <text:p>-50.2334493858</text:p>
          </table:table-cell>
          <table:table-cell table:number-columns-repeated="5"/>
          <table:table-cell office:value-type="float" office:value="-50.2334493858251">
            <text:p>-50.23344938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34442680827659">
            <text:p>8.3444268083</text:p>
          </table:table-cell>
          <table:table-cell table:number-columns-repeated="5"/>
          <table:table-cell office:value-type="float" office:value="8.34442680827659">
            <text:p>8.3444268083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15/07/2016</text:date>, <text:time>08:1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15T08:12:42</dc:date>
    <dc:creator>Pete Restall</dc:creator>
    <meta:editing-duration>P3DT11H27M1S</meta:editing-duration>
    <meta:editing-cycles>346</meta:editing-cycles>
    <meta:generator>OpenOffice.org/3.3$Unix OpenOffice.org_project/330m20$Build-9567</meta:generator>
    <meta:document-statistic meta:table-count="8" meta:cell-count="691" meta:object-count="0"/>
  </office:meta>
</office:document-meta>
</file>